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ci est un exemple de document créé avec le module « <text:span text:style-name="T1">traitement de texte</text:span> » d'<text:span text:style-name="T2">OpenOffic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7-03T17:03:03</meta:creation-date>
    <dc:date>2009-07-03T17:04:50</dc:date>
    <dc:language>en-US</dc:language>
    <meta:editing-cycles>3</meta:editing-cycles>
    <meta:editing-duration>PT1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4" meta:character-count="89"/>
  </office:meta>
</office:document-meta>
</file>